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d508" officeooo:paragraph-rsid="0015d508"/>
    </style:style>
    <style:style style:name="P2" style:family="paragraph" style:parent-style-name="Standard">
      <style:text-properties officeooo:rsid="0015d508" officeooo:paragraph-rsid="00192622"/>
    </style:style>
    <style:style style:name="P3" style:family="paragraph" style:parent-style-name="Standard">
      <style:text-properties officeooo:rsid="0016f729" officeooo:paragraph-rsid="0016f729"/>
    </style:style>
    <style:style style:name="P4" style:family="paragraph" style:parent-style-name="Standard">
      <style:text-properties officeooo:rsid="001726c5" officeooo:paragraph-rsid="001726c5"/>
    </style:style>
    <style:style style:name="P5" style:family="paragraph" style:parent-style-name="Standard">
      <style:text-properties officeooo:rsid="001a047b" officeooo:paragraph-rsid="001a047b"/>
    </style:style>
    <style:style style:name="T1" style:family="text">
      <style:text-properties officeooo:rsid="00192622"/>
    </style:style>
    <style:style style:name="T2" style:family="text">
      <style:text-properties officeooo:rsid="001a04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m Starten:</text:p>
      <text:p text:style-name="P1">(nach dem kompilieren) ist er Start bereit bevor man die Starttaste drückt,( Grünelampe und ButtonLampe leuchten nicht.)</text:p>
      <text:p text:style-name="P1"/>
      <text:p text:style-name="P4">Ampel:</text:p>
      <text:p text:style-name="P4">Gelb blinken, wenn Puk Flach ist <text:span text:style-name="T1">funktioniert nicht</text:span>.</text:p>
      <text:p text:style-name="P4"/>
      <text:p text:style-name="P2">ESTOP: </text:p>
      <text:p text:style-name="P2">Die Ampel blinkt manchmal rot nach dem lösen von Estop und manchmal ist sie aus.</text:p>
      <text:p text:style-name="P2"/>
      <text:p text:style-name="P2">Während ESTOP: </text:p>
      <text:p text:style-name="P2">Die Tastenbeleuchtung von Start ändert sich wenn man Start oder Stopp drückt.</text:p>
      <text:p text:style-name="P2"/>
      <text:p text:style-name="P1">Egal auf welchen Laufband: </text:p>
      <text:p text:style-name="P1">Wenn der Puk von Entry zu Profile zu schnell ist (mintimer nicht gekommen) gibt es ein Timingfehler den man mit dem RESETBTN bestätigt, und dann kommt ein Fehler im Gate, den man mit dem <text:s/>RESETBTN bestätigt, (Der Puk wird dann aussortiert)</text:p>
      <text:p text:style-name="P1">→ Wir landen danach in einem Zusatand, in dem wir nie wieder einen Puk durchlassen.</text:p>
      <text:p text:style-name="P1"/>
      <text:p text:style-name="P3">Timing:</text:p>
      <text:p text:style-name="P3">Timing<text:span text:style-name="T2">f</text:span>ehler im Gate beim Zweiten Puk auf Band 2.</text:p>
      <text:p text:style-name="P3"/>
      <text:p text:style-name="P5">Sequenz:</text:p>
      <text:p text:style-name="P5">Wenn Band 2 Voll werden die Puks mit mit Profil trotzdem durchgelassen.</text:p>
      <text:p text:style-name="P5"/>
      <text:p text:style-name="P5"/>
      <text:p text:style-name="P5"/>
      <text:p text:style-name="P5"/>
      <text:p text:style-name="P3"/>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22:41:27.704064248</meta:creation-date>
    <dc:date>2017-06-28T22:57:56.611769649</dc:date>
    <meta:editing-duration>PT6M16S</meta:editing-duration>
    <meta:editing-cycles>6</meta:editing-cycles>
    <meta:generator>LibreOffice/5.1.6.2$Linux_X86_64 LibreOffice_project/10m0$Build-2</meta:generator>
    <meta:document-statistic meta:table-count="0" meta:image-count="0" meta:object-count="0" meta:page-count="1" meta:paragraph-count="15" meta:word-count="141" meta:character-count="854" meta:non-whitespace-character-count="724"/>
  </office:meta>
</office:document-meta>
</file>